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color="#729fcf" fo:font-weight="bold"/>
    </style:style>
    <style:style style:name="P2" style:family="paragraph" style:parent-style-name="Preformatted_20_Text">
      <style:text-properties fo:color="#c4a000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color="#8ae234" fo:font-weight="bold"/>
    </style:style>
    <style:style style:name="T2" style:family="text">
      <style:text-properties fo:color="#729fcf" fo:font-weight="bold"/>
    </style:style>
    <style:style style:name="T3" style:family="text">
      <style:text-properties fo:color="#cc0000"/>
    </style:style>
    <style:style style:name="T4" style:family="text">
      <style:text-properties fo:color="#4e9a06"/>
    </style:style>
    <style:style style:name="T5" style:family="text">
      <style:text-properties fo:color="#c4a000"/>
    </style:style>
    <style:style style:name="T6" style:family="text">
      <style:text-properties fo:color="#34e2e2" fo:font-weight="bold"/>
    </style:style>
    <style:style style:name="T7" style:family="text">
      <style:text-properties fo:color="#ef2929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2">(base) </text:span><text:span text:style-name="T1">recruit@recruit-ThinkCentre-M73</text:span><text:span text:style-name="T2">:~/workspace/Git Basic Exercises/tech-department$ git branch</text:span></text:p>
      <text:p text:style-name="Preformatted_20_Text"><text:s text:c="2"/>master</text:p>
      <text:p text:style-name="Preformatted_20_Text">* <text:span text:style-name="T4">project/git-basic-exercises</text:span></text:p>
      <text:p text:style-name="Preformatted_20_Text">(base) <text:span text:style-name="T1">recruit@recruit-ThinkCentre-M73</text:span>:~/workspace/Git <text:span text:style-name="T2">Basic Exercises/tech-department</text:span>$ git log</text:p>
      <text:p text:style-name="Preformatted_20_Text"><text:span text:style-name="T5">commit 412b21975971a2a134306d0b58c432d8f1059095 (</text:span><text:span text:style-name="T7">HEAD -</text:span><text:span text:style-name="T6">&gt; </text:span><text:span text:style-name="T1">project/git-basic-exercises</text:span><text:span text:style-name="T5">, </text:span><text:span text:style-name="T7">origin/master</text:span><text:span text:style-name="T5">, </text:span><text:span text:style-name="T7">origin/HEAD</text:span><text:span text:style-name="T5">, </text:span><text:span text:style-name="T1">master</text:span><text:span text:style-name="T5">)</text:span></text:p>
      <text:p text:style-name="Preformatted_20_Text">Author: Sheena O&amp;apos;Connell &lt;sheena.oconnell@gmail.com&gt;</text:p>
      <text:p text:style-name="Preformatted_20_Text">Date: <text:s text:c="2"/>Sat Jan 18 13:56:47 2020 +0200</text:p>
      <text:p text:style-name="Preformatted_20_Text"/>
      <text:p text:style-name="Preformatted_20_Text"><text:s text:c="4"/>deploy</text:p>
      <text:p text:style-name="Preformatted_20_Text"/>
      <text:p text:style-name="P2">commit b13e22c05ed0dd703165e91b27b1fd81d58700d4</text:p>
      <text:p text:style-name="Preformatted_20_Text">Author: Sheena O&amp;apos;Connell &lt;sheena.oconnell@gmail.com&gt;</text:p>
      <text:p text:style-name="Preformatted_20_Text">Date: <text:s text:c="2"/>Sat Jan 18 13:56:41 2020 +0200</text:p>
      <text:p text:style-name="Preformatted_20_Text"/>
      <text:p text:style-name="Preformatted_20_Text"><text:s text:c="4"/>fixed Kii&amp;apos;s screw up</text:p>
      <text:p text:style-name="Preformatted_20_Text"/>
      <text:p text:style-name="P2">commit fe2c714097ea94e33d9adb68ed8798a1e1f2a9a5</text:p>
      <text:p text:style-name="Preformatted_20_Text">Merge: 25a13d48 e5915653</text:p>
      <text:p text:style-name="Preformatted_20_Text">Author: Sheena O&amp;apos;Connell &lt;sheena.oconnell@gmail.com&gt;</text:p>
      <text:p text:style-name="Preformatted_20_Text">Date: <text:s text:c="2"/>Sat Jan 18 13:50:00 2020 +0200</text:p>
      <text:p text:style-name="Preformatted_20_Text"/>
      <text:p text:style-name="Preformatted_20_Text"><text:s text:c="4"/>deploy</text:p>
      <text:p text:style-name="Preformatted_20_Text"/>
      <text:p text:style-name="P2">commit 25a13d48ec5db81f4de6572d82258776a6bfa132</text:p>
      <text:p text:style-name="Preformatted_20_Text">Author: Sheena O&amp;apos;Connell &lt;sheena.oconnell@gmail.com&gt;</text:p>
      <text:p text:style-name="Preformatted_20_Text">Date: <text:s text:c="2"/>Sat Jan 18 13:46:24 2020 +0200</text:p>
      <text:p text:style-name="Preformatted_20_Text"/>
      <text:p text:style-name="Preformatted_20_Text"><text:s text:c="4"/>deploy</text:p>
      <text:p text:style-name="Preformatted_20_Text"/>
      <text:p text:style-name="P2">commit 409d01ca6129b3afc2698d7d464c7ff176e25c82</text:p>
      <text:p text:style-name="Preformatted_20_Text">Author: Sheena O&amp;apos;Connell &lt;sheena.oconnell@gmail.com&gt;</text:p>
      <text:p text:style-name="Preformatted_20_Text">Date: <text:s text:c="2"/>Sat Jan 18 11:04:34 2020 +0200</text:p>
      <text:p text:style-name="Preformatted_20_Text"/>
      <text:p text:style-name="Preformatted_20_Text"><text:s text:c="4"/>deploy</text:p>
      <text:p text:style-name="Preformatted_20_Text"/>
      <text:p text:style-name="P2">commit e5915653a9a1e49e376f1e0f0c17bd3af6ef2b02</text:p>
      <text:p text:style-name="Preformatted_20_Text">Merge: e3e170d0 63f894d3</text:p>
      <text:p text:style-name="Preformatted_20_Text">Author: sheenarbw &lt;sheena.oconnell@gmail.com&gt;</text:p>
      <text:p text:style-name="Preformatted_20_Text">Date: <text:s text:c="2"/>Sat Jan 18 11:04:12 2020 +0200</text:p>
      <text:p text:style-name="Preformatted_20_Text">(base) <text:span text:style-name="T1">recruit@recruit-ThinkCentre-M73</text:span>:~/workspace/Git <text:span text:style-name="T2">Basic Exercises/tech-department</text:span>$ git branch</text:p>
      <text:p text:style-name="Preformatted_20_Text"><text:s text:c="2"/>master</text:p>
      <text:p text:style-name="Preformatted_20_Text">* <text:span text:style-name="T4">project/git-basic-exercises</text:span></text:p>
      <text:p text:style-name="Preformatted_20_Text">(base) <text:span text:style-name="T1">recruit@recruit-ThinkCentre-M73</text:span>:<text:span text:style-name="T2">~/workspace/Git Basic Exercises/tech-department</text:span>$ cd .</text:p>
      <text:p text:style-name="Preformatted_20_Text">(base) <text:span text:style-name="T1">recruit@recruit-ThinkCentre-M73</text:span>:<text:span text:style-name="T2">~/workspace/Git Basic Exercises/tech-department</text:span>$ cd ..</text:p>
      <text:p text:style-name="Preformatted_20_Text">(base) <text:span text:style-name="T1">recruit@recruit-ThinkCentre-M73</text:span>:<text:span text:style-name="T2">~/workspace/Git Basic Exercises</text:span>$ ls</text:p>
      <text:p text:style-name="Preformatted_20_Text"><text:s/>Branching.odt <text:s text:c="7"/>&amp;apos;More Commits.odt&amp;apos;</text:p>
      <text:p text:style-name="Preformatted_20_Text">&amp;apos;Check this out.odt&amp;apos; <text:s/>&amp;apos;Pulling and remotes.odt&amp;apos;</text:p>
      <text:p text:style-name="Preformatted_20_Text"><text:s/><text:span text:style-name="T2">git-basic-exercises</text:span> <text:s/>&amp;apos;Still on track.odt&amp;apos;</text:p>
      <text:p text:style-name="Preformatted_20_Text"><text:s/>GitHub.odt <text:s text:c="11"/><text:span text:style-name="T2">tech-department</text:span></text:p>
      <text:p text:style-name="Preformatted_20_Text"><text:s/>Merging.odt <text:s text:c="9"/>&amp;apos;Your Initial Commit.odt&amp;apos;</text:p>
      <text:p text:style-name="Preformatted_20_Text">(base) <text:span text:style-name="T1">recruit@recruit-ThinkCentre-M73</text:span>:<text:span text:style-name="T2">~/workspace/Git Basic Exercises</text:span>$ cd git-basic-exercises</text:p>
      <text:p text:style-name="Preformatted_20_Text">(base) <text:span text:style-name="T1">recruit@recruit-ThinkCentre-M73</text:span>:~/workspace/Git <text:span text:style-name="T2">Basic Exercises/git-basic-exercises</text:span>$ git log</text:p>
      <text:p text:style-name="Preformatted_20_Text"><text:span text:style-name="T5">commit bfca873a618e7ee24c48cb5897fc217df7d2adc4 (</text:span><text:span text:style-name="T6">HEAD -&gt; </text:span><text:span text:style-name="T1">master</text:span><text:span text:style-name="T5">, </text:span><text:span text:style-name="T7">origin/master</text:span><text:span text:style-name="T5">, </text:span><text:span text:style-name="T1">history</text:span><text:span text:style-name="T5">)</text:span></text:p>
      <text:p text:style-name="Preformatted_20_Text">Merge: f0551b0 ccd28da</text:p>
      <text:p text:style-name="Preformatted_20_Text">Author: Khwathisi &lt;godfrey.khwathisi@umuzi.org&gt;</text:p>
      <text:p text:style-name="Preformatted_20_Text"><text:soft-page-break/>Date: <text:s text:c="2"/>Mon Jan 20 11:17:13 2020 +0200</text:p>
      <text:p text:style-name="Preformatted_20_Text"/>
      <text:p text:style-name="Preformatted_20_Text"><text:s text:c="4"/>Merge branch &amp;apos;history&amp;apos;</text:p>
      <text:p text:style-name="Preformatted_20_Text"/>
      <text:p text:style-name="P2">commit ccd28da12b3d5aa4b1face62a289c90bd04ad082</text:p>
      <text:p text:style-name="Preformatted_20_Text">Author: Khwathisi &lt;godfrey.khwathisi@umuzi.org&gt;</text:p>
      <text:p text:style-name="Preformatted_20_Text">Date: <text:s text:c="2"/>Mon Jan 20 11:07:13 2020 +0200</text:p>
      <text:p text:style-name="Preformatted_20_Text"/>
      <text:p text:style-name="Preformatted_20_Text"><text:s text:c="4"/>rewrote readme</text:p>
      <text:p text:style-name="Preformatted_20_Text"/>
      <text:p text:style-name="P2">commit 317fcb8cbe0027be6289d7a26f0658b2bbc0b3cb</text:p>
      <text:p text:style-name="Preformatted_20_Text">Author: Khwathisi &lt;godfrey.khwathisi@umuzi.org&gt;</text:p>
      <text:p text:style-name="Preformatted_20_Text">Date: <text:s text:c="2"/>Mon Jan 20 10:59:34 2020 +0200</text:p>
      <text:p text:style-name="Preformatted_20_Text"/>
      <text:p text:style-name="Preformatted_20_Text"><text:s text:c="4"/>added history</text:p>
      <text:p text:style-name="Preformatted_20_Text"/>
      <text:p text:style-name="Preformatted_20_Text"><text:span text:style-name="T5">commit f0551b06ba79cdc41b43b97244ccacc8037304fe (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reformatted_20_Text">(base) <text:span text:style-name="T1">recruit@recruit-ThinkCentre-M73</text:span>:~/workspace/Git <text:span text:style-name="T2">Basic Exercises/git-basic-exercises</text:span>$ cd ..</text:p>
      <text:p text:style-name="Preformatted_20_Text">(base) <text:span text:style-name="T1">recruit@recruit-ThinkCentre-M73</text:span>:<text:span text:style-name="T2">~/workspace/Git Basic Exercises</text:span>$ cd ..</text:p>
      <text:p text:style-name="Preformatted_20_Text">(base) <text:span text:style-name="T1">recruit@recruit-ThinkCentre-M73</text:span>:<text:span text:style-name="T2">~/workspace</text:span>$ mkdir this-will-be-another-repo</text:p>
      <text:p text:style-name="Preformatted_20_Text">(base) <text:span text:style-name="T1">recruit@recruit-ThinkCentre-M73</text:span>:<text:span text:style-name="T2">~/workspace</text:span>$ cd this-will-be-another-repo</text:p>
      <text:p text:style-name="Preformatted_20_Text">(base) <text:span text:style-name="T1">recruit@recruit-ThinkCentre-M73</text:span>:<text:span text:style-name="T2">~/workspace/this-will-be-another-repo</text:span>$ git init</text:p>
      <text:p text:style-name="Preformatted_20_Text">Initialized empty Git repository in /home/recruit/workspace/this-will-be-another-repo/.git/</text:p>
      <text:p text:style-name="Preformatted_20_Text">(base) <text:span text:style-name="T1">recruit@recruit-ThinkCentre-M73</text:span>:<text:span text:style-name="T2">~/workspace/this-will-be-another-repo</text:span>$ touch README.md</text:p>
      <text:p text:style-name="Preformatted_20_Text">(base) <text:span text:style-name="T1">recruit@recruit-ThinkCentre-M73</text:span>:~/workspace/this<text:span text:style-name="T2">-will-be-another-repo</text:span>$ git add README.md</text:p>
      <text:p text:style-name="Preformatted_20_Text">(base) <text:span text:style-name="T1">recruit@recruit-ThinkCentre-M73</text:span>:~/workspace/this<text:span text:style-name="T2">-will-be-another-repo</text:span>$ git commit README.md</text:p>
      <text:p text:style-name="Preformatted_20_Text">[master (root-commit) fe527cb] Another repo&amp;apos;s first</text:p>
      <text:p text:style-name="Preformatted_20_Text"><text:s/>1 file changed, 0 insertions(+), 0 deletions(-)</text:p>
      <text:p text:style-name="Preformatted_20_Text"><text:s/>create mode 100644 README.md</text:p>
      <text:p text:style-name="Preformatted_20_Text">(base) <text:span text:style-name="T1">recruit@recruit-ThinkCentre-M73</text:span>:<text:span text:style-name="T2">~/workspace/this-will-be-another-repo</text:span>$ git status</text:p>
      <text:p text:style-name="Preformatted_20_Text">On branch master</text:p>
      <text:p text:style-name="Preformatted_20_Text">nothing to commit, working tree clean</text:p>
      <text:p text:style-name="Preformatted_20_Text">(base) <text:span text:style-name="T1">recruit@recruit-ThinkCentre-M73</text:span>:<text:span text:style-name="T2">~/workspace/this-will-be-another-repo</text:span>$ cd ..</text:p>
      <text:p text:style-name="Preformatted_20_Text">(base) <text:span text:style-name="T1">recruit@recruit-ThinkCentre-M73</text:span>:<text:span text:style-name="T2">~/workspace</text:span>$ ls</text:p>
      <text:p text:style-name="Preformatted_20_Text"><text:span text:style-name="T2">&amp;apos;Basic Linux Challenges&amp;apos;</text:span> <text:s text:c="2"/><text:span text:style-name="T2">this-will-be-another-repo</text:span></text:p>
      <text:p text:style-name="P1">&amp;apos;Git Basic Exercises&amp;apos;</text:p>
      <text:p text:style-name="Preformatted_20_Text">(base) <text:span text:style-name="T1">recruit@recruit-ThinkCentre-M73</text:span>:<text:span text:style-name="T2">~/workspace</text:span>$ cd "Git Basic Exercises"</text:p>
      <text:p text:style-name="Preformatted_20_Text">(base) <text:span text:style-name="T1">recruit@recruit-ThinkCentre-M73</text:span>:<text:span text:style-name="T2">~/workspace/Git Basic Exercises</text:span>$ ls</text:p>
      <text:p text:style-name="Preformatted_20_Text"><text:s/>Branching.odt <text:s text:c="7"/>&amp;apos;More Commits.odt&amp;apos;</text:p>
      <text:p text:style-name="Preformatted_20_Text">&amp;apos;Check this out.odt&amp;apos; <text:s/>&amp;apos;Pulling and remotes.odt&amp;apos;</text:p>
      <text:p text:style-name="Preformatted_20_Text"><text:s/><text:span text:style-name="T2">git-basic-exercises</text:span> <text:s/>&amp;apos;Still on track.odt&amp;apos;</text:p>
      <text:p text:style-name="Preformatted_20_Text"><text:soft-page-break/><text:s/>GitHub.odt <text:s text:c="11"/><text:span text:style-name="T2">tech-department</text:span></text:p>
      <text:p text:style-name="Preformatted_20_Text"><text:s/>Merging.odt <text:s text:c="9"/>&amp;apos;Your Initial Commit.odt&amp;apos;</text:p>
      <text:p text:style-name="Preformatted_20_Text">(base) <text:span text:style-name="T1">recruit@recruit-ThinkCentre-M73</text:span>:<text:span text:style-name="T2">~/workspace/Git Basic Exercises</text:span>$ cd git-basic-exercises</text:p>
      <text:p text:style-name="Preformatted_20_Text">(base) <text:span text:style-name="T1">recruit@recruit-ThinkCentre-M73</text:span>:<text:span text:style-name="T2">~/workspace/Git Basic Exercises/git-basic-exercises</text:span>$ git log</text:p>
      <text:p text:style-name="Preformatted_20_Text"><text:span text:style-name="T5">commit bfca873a618e7ee24c48cb5897fc217df7d2adc4 (</text:span><text:span text:style-name="T6">HEAD -&gt; </text:span><text:span text:style-name="T1">master</text:span><text:span text:style-name="T5">, </text:span><text:span text:style-name="T7">origin/master</text:span><text:span text:style-name="T5">, </text:span><text:span text:style-name="T1">history</text:span><text:span text:style-name="T5">)</text:span></text:p>
      <text:p text:style-name="Preformatted_20_Text">Merge: f0551b0 ccd28da</text:p>
      <text:p text:style-name="Preformatted_20_Text">Author: Khwathisi &lt;godfrey.khwathisi@umuzi.org&gt;</text:p>
      <text:p text:style-name="Preformatted_20_Text">Date: <text:s text:c="2"/>Mon Jan 20 11:17:13 2020 +0200</text:p>
      <text:p text:style-name="Preformatted_20_Text"/>
      <text:p text:style-name="Preformatted_20_Text"><text:s text:c="4"/>Merge branch &amp;apos;history&amp;apos;</text:p>
      <text:p text:style-name="Preformatted_20_Text"/>
      <text:p text:style-name="P2">commit ccd28da12b3d5aa4b1face62a289c90bd04ad082</text:p>
      <text:p text:style-name="Preformatted_20_Text">Author: Khwathisi &lt;godfrey.khwathisi@umuzi.org&gt;</text:p>
      <text:p text:style-name="Preformatted_20_Text">Date: <text:s text:c="2"/>Mon Jan 20 11:07:13 2020 +0200</text:p>
      <text:p text:style-name="Preformatted_20_Text"/>
      <text:p text:style-name="Preformatted_20_Text"><text:s text:c="4"/>rewrote readme</text:p>
      <text:p text:style-name="Preformatted_20_Text"/>
      <text:p text:style-name="P2">commit 317fcb8cbe0027be6289d7a26f0658b2bbc0b3cb</text:p>
      <text:p text:style-name="Preformatted_20_Text">Author: Khwathisi &lt;godfrey.khwathisi@umuzi.org&gt;</text:p>
      <text:p text:style-name="Preformatted_20_Text">Date: <text:s text:c="2"/>Mon Jan 20 10:59:34 2020 +0200</text:p>
      <text:p text:style-name="Preformatted_20_Text"/>
      <text:p text:style-name="Preformatted_20_Text"><text:s text:c="4"/>added history</text:p>
      <text:p text:style-name="Preformatted_20_Text"/>
      <text:p text:style-name="Preformatted_20_Text"><text:span text:style-name="T5">commit f0551b06ba79cdc41b43b97244ccacc8037304fe (</text:span><text:span text:style-name="T1">milkshake-flavours</text:span><text:span text:style-name="T5">)</text:span></text:p>
      <text:p text:style-name="Preformatted_20_Text">Author: Khwathisi &lt;godfrey.khwathisi@umuzi.org&gt;</text:p>
      <text:p text:style-name="Preformatted_20_Text">Date: <text:s text:c="2"/>Mon Jan 20 10:52:04 2020 +0200</text:p>
      <text:p text:style-name="Preformatted_20_Text"/>
      <text:p text:style-name="Preformatted_20_Text"><text:s text:c="4"/>added initial flavours</text:p>
      <text:p text:style-name="Preformatted_20_Text"/>
      <text:p text:style-name="Preformatted_20_Text"><text:span text:style-name="T5">commit 905a709399c03c204ce979a6711e1e045bf9af86 (</text:span><text:span text:style-name="T1">README.md</text:span><text:span text:style-name="T5">)</text:span></text:p>
      <text:p text:style-name="Preformatted_20_Text">Author: Khwathisi &lt;godfrey.khwathisi@umuzi.org&gt;</text:p>
      <text:p text:style-name="Preformatted_20_Text">Date: <text:s text:c="2"/>Mon Jan 20 10:30:46 2020 +0200</text:p>
      <text:p text:style-name="Preformatted_20_Text"/>
      <text:p text:style-name="Preformatted_20_Text"><text:s text:c="4"/>Thid commit</text:p>
      <text:p text:style-name="Preformatted_20_Text"/>
      <text:p text:style-name="P2">commit 55fb74ca30471255c52c3ca57dc38a0bae7742c1</text:p>
      <text:p text:style-name="Preformatted_20_Text">Author: Khwathisi &lt;godfrey.khwathisi@umuzi.org&gt;</text:p>
      <text:p text:style-name="Preformatted_20_Text">Date: <text:s text:c="2"/>Mon Jan 20 10:17:30 2020 +0200</text:p>
      <text:p text:style-name="P3">(base) <text:span text:style-name="T1">recruit@recruit-ThinkCentre-M73</text:span>:<text:span text:style-name="T2">~/workspace/Git Basic Exercises/git-basic-exercises</text:span>$ </text:p>
      <text:p text:style-name="Preformatted_20_Text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0:31:43.187806513</meta:creation-date>
    <dc:date>2020-01-20T13:56:52.769777713</dc:date>
    <meta:editing-duration>PT3H25M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3" meta:paragraph-count="119" meta:word-count="491" meta:character-count="6115" meta:non-whitespace-character-count="5572"/>
  </office:meta>
</office:document-meta>
</file>